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361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4931in"/>
    </style:style>
    <style:style style:name="Table1.F" style:family="table-column">
      <style:table-column-properties style:column-width="0.4938in"/>
    </style:style>
    <style:style style:name="Table1.K" style:family="table-column">
      <style:table-column-properties style:column-width="0.5028in"/>
    </style:style>
    <style:style style:name="Table1.L" style:family="table-column">
      <style:table-column-properties style:column-width="0.5021in"/>
    </style:style>
    <style:style style:name="Table1.M" style:family="table-column">
      <style:table-column-properties style:column-width="0.5007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dbb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ffdbb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none" fo:border-top="none" fo:border-bottom="0.05pt solid #000000"/>
    </style:style>
    <style:style style:name="Table1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4944in" style:rel-column-width="4681*"/>
    </style:style>
    <style:style style:name="Table2.N" style:family="table-column">
      <style:table-column-properties style:column-width="0.4944in" style:rel-column-width="4682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G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G2" style:family="table-cell">
      <style:table-cell-properties fo:padding="0.0382in" fo:border-left="0.05pt solid #000000" fo:border-right="0.05pt solid #000000" fo:border-top="none" fo:border-bottom="none"/>
    </style:style>
    <style:style style:name="Table3.A14" style:family="table-cell">
      <style:table-cell-properties fo:padding="0.0382in" fo:border-left="0.05pt solid #000000" fo:border-right="none" fo:border-top="none" fo:border-bottom="0.05pt solid #000000"/>
    </style:style>
    <style:style style:name="Table3.G1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Khmer OS" fo:font-size="15pt" fo:font-weight="bold" officeooo:rsid="00047dd6" officeooo:paragraph-rsid="00047dd6" style:font-size-asian="15pt" style:font-weight-asian="bold" style:font-name-complex="Khmer OS" style:font-size-complex="15pt" style:font-weight-complex="bold"/>
    </style:style>
    <style:style style:name="P2" style:family="paragraph" style:parent-style-name="Standard">
      <style:text-properties style:font-name="Khmer OS" officeooo:rsid="00047dd6" officeooo:paragraph-rsid="00047dd6" style:font-name-complex="Khmer OS"/>
    </style:style>
    <style:style style:name="P3" style:family="paragraph" style:parent-style-name="Standard">
      <style:paragraph-properties fo:text-align="center" style:justify-single-word="false"/>
      <style:text-properties style:font-name="Khmer OS" officeooo:rsid="00047dd6" officeooo:paragraph-rsid="00047dd6" style:font-name-complex="Khmer OS"/>
    </style:style>
    <style:style style:name="P4" style:family="paragraph" style:parent-style-name="Standard">
      <style:paragraph-properties fo:text-align="start" style:justify-single-word="false"/>
      <style:text-properties style:font-name="Khmer OS" officeooo:rsid="00047dd6" officeooo:paragraph-rsid="000752e8" style:font-name-complex="Khmer OS"/>
    </style:style>
    <style:style style:name="P5" style:family="paragraph" style:parent-style-name="Standard">
      <style:paragraph-properties fo:text-align="start" style:justify-single-word="false"/>
      <style:text-properties style:font-name="Khmer OS" fo:font-size="8pt" officeooo:rsid="00047dd6" officeooo:paragraph-rsid="000752e8" style:font-size-asian="8pt" style:font-name-complex="Khmer OS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Khmer OS" fo:font-size="12pt" officeooo:rsid="00047dd6" officeooo:paragraph-rsid="000752e8" style:font-size-asian="12pt" style:font-name-complex="Khmer OS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Khmer OS" fo:font-size="12pt" officeooo:rsid="00047dd6" officeooo:paragraph-rsid="000b1791" style:font-size-asian="12pt" style:font-name-complex="Khmer OS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Khmer OS" fo:font-size="12pt" officeooo:rsid="00047dd6" officeooo:paragraph-rsid="000b8276" style:font-size-asian="12pt" style:font-name-complex="Khmer OS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Khmer OS" fo:font-size="12pt" officeooo:rsid="000bbbc0" officeooo:paragraph-rsid="000bbbc0" style:font-size-asian="12pt" style:font-name-complex="Khmer OS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Khmer OS" fo:font-size="8pt" officeooo:rsid="000a2c67" officeooo:paragraph-rsid="000a2c67" style:font-size-asian="8pt" style:font-name-complex="Khmer OS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Khmer OS" fo:font-size="8pt" fo:font-weight="bold" officeooo:rsid="000a2c67" officeooo:paragraph-rsid="000a2c67" style:font-size-asian="8pt" style:font-weight-asian="bold" style:font-name-complex="Khmer OS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Khmer OS" fo:font-size="8pt" fo:font-weight="bold" officeooo:rsid="000b8276" officeooo:paragraph-rsid="000b8276" style:font-size-asian="8pt" style:font-weight-asian="bold" style:font-name-complex="Khmer OS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Khmer OS" fo:font-size="12pt" officeooo:rsid="000a2c67" officeooo:paragraph-rsid="000a2c67" style:font-size-asian="12pt" style:font-name-complex="Khmer OS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Khmer OS" fo:font-size="12pt" officeooo:rsid="000b8276" officeooo:paragraph-rsid="000b8276" style:font-size-asian="12pt" style:font-name-complex="Khmer OS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Khmer OS" fo:font-size="12pt" officeooo:rsid="000bbbc0" officeooo:paragraph-rsid="000bbbc0" style:font-size-asian="12pt" style:font-name-complex="Khmer OS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Khmer OS" fo:font-size="12pt" officeooo:rsid="000b1791" officeooo:paragraph-rsid="000b8276" style:font-size-asian="12pt" style:font-name-complex="Khmer OS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Khmer OS" fo:font-size="12pt" fo:font-weight="bold" officeooo:rsid="000b1791" officeooo:paragraph-rsid="000752e8" style:font-size-asian="12pt" style:font-weight-asian="bold" style:font-name-complex="Khmer OS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Khmer OS" fo:font-size="12pt" fo:font-weight="normal" officeooo:rsid="000d0787" officeooo:paragraph-rsid="000d0787" style:font-size-asian="12pt" style:font-weight-asian="normal" style:font-name-complex="Khmer OS" style:font-size-complex="12pt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b4c7dc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b4c7dc"/>
      <style:text-properties fo:font-size="8pt" style:font-size-asian="8pt" style:font-size-complex="8pt"/>
    </style:style>
    <style:style style:name="P23" style:family="paragraph">
      <loext:graphic-properties draw:fill-color="#81d41a"/>
    </style:style>
    <style:style style:name="P24" style:family="paragraph">
      <loext:graphic-properties draw:fill-color="#81d41a"/>
      <style:text-properties fo:font-size="12pt"/>
    </style:style>
    <style:style style:name="P25" style:family="paragraph">
      <style:paragraph-properties fo:text-align="center" style:writing-mode="lr-tb"/>
      <style:text-properties fo:font-size="12pt"/>
    </style:style>
    <style:style style:name="P26" style:family="paragraph">
      <loext:graphic-properties draw:fill-color="#81d41a"/>
      <style:paragraph-properties fo:text-align="center" style:writing-mode="lr-tb"/>
      <style:text-properties fo:font-size="12pt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-color="#81d41a"/>
      <style:paragraph-properties fo:text-align="center" style:writing-mode="lr-tb"/>
    </style:style>
    <style:style style:name="T1" style:family="text">
      <style:text-properties officeooo:rsid="000752e8"/>
    </style:style>
    <style:style style:name="T2" style:family="text">
      <style:text-properties officeooo:rsid="000835a6"/>
    </style:style>
    <style:style style:name="T3" style:family="text">
      <style:text-properties officeooo:rsid="000a2c67"/>
    </style:style>
    <style:style style:name="T4" style:family="text">
      <style:text-properties officeooo:rsid="000b1791"/>
    </style:style>
    <style:style style:name="T5" style:family="text">
      <style:text-properties fo:font-weight="bold" officeooo:rsid="000b1791" style:font-weight-asian="bold" style:font-weight-complex="bold"/>
    </style:style>
    <style:style style:name="T6" style:family="text">
      <style:text-properties officeooo:rsid="000b8276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b8276" style:font-size-asian="12pt" style:font-size-complex="12pt"/>
    </style:style>
    <style:style style:name="T9" style:family="text">
      <style:text-properties fo:font-size="12pt" fo:font-weight="bold" officeooo:rsid="000b8276" style:font-size-asian="12pt" style:font-weight-asian="bold" style:font-size-complex="12pt" style:font-weight-complex="bold"/>
    </style:style>
    <style:style style:name="T10" style:family="text">
      <style:text-properties officeooo:rsid="000e4e5c"/>
    </style:style>
    <style:style style:name="T11" style:family="text">
      <style:text-properties officeooo:rsid="000ea779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2pt"/>
    </style:style>
    <style:style style:name="gr1" style:family="graphic">
      <style:graphic-properties draw:stroke="none" draw:fill-color="#ffffff" draw:textarea-horizontal-align="justify" draw:textarea-vertical-align="middle" draw:auto-grow-height="false" fo:min-height="0.278in" fo:min-width="0.26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3161in" fo:min-width="0.2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626in" fo:min-width="0.5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278in" fo:min-width="0.56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7244in" fo:min-width="1.39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b4c7dc" draw:textarea-horizontal-align="justify" draw:textarea-vertical-align="middle" draw:auto-grow-height="false" fo:min-height="0.4638in" fo:min-width="0.55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8882in" fo:min-width="1.00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b4c7dc" draw:textarea-horizontal-align="justify" draw:textarea-vertical-align="middle" draw:auto-grow-height="false" fo:min-height="0.378in" fo:min-width="0.416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7244in" fo:min-width="0.754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278in" fo:min-width="0.319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fill-color="#81d41a" draw:textarea-horizontal-align="justify" draw:textarea-vertical-align="middle" draw:auto-grow-height="false" fo:min-height="0.072in" fo:min-width="0.8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-color="#81d41a" draw:textarea-horizontal-align="justify" draw:textarea-vertical-align="middle" draw:auto-grow-height="false" fo:min-height="0.072in" fo:min-width="0.53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81d41a" draw:textarea-horizontal-align="justify" draw:textarea-vertical-align="middle" draw:auto-grow-height="false" fo:min-height="0.5736in" fo:min-width="0.0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-color="#81d41a" draw:textarea-horizontal-align="justify" draw:textarea-vertical-align="middle" draw:auto-grow-height="false" fo:min-height="0.4528in" fo:min-width="2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81d41a" draw:textarea-horizontal-align="justify" draw:textarea-vertical-align="middle" draw:auto-grow-height="false" fo:min-height="0.4528in" fo:min-width="1.9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81d41a" draw:textarea-horizontal-align="justify" draw:textarea-vertical-align="middle" draw:auto-grow-height="false" fo:min-height="1.0091in" fo:min-width="1.0091in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fill-color="#81d41a" draw:textarea-horizontal-align="justify" draw:textarea-vertical-align="middle" draw:auto-grow-height="false" fo:min-height="0.4516in" fo:min-width="1.8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fill-color="#81d41a" draw:textarea-horizontal-align="justify" draw:textarea-vertical-align="middle" draw:auto-grow-height="false" fo:min-height="1.0091in" fo:min-width="1.0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Corn Daveat<text:line-break/>Class: M3</text:p>
      <text:p text:style-name="P2"/>
      <text:p text:style-name="P1">Final Exam</text:p>
      <text:p text:style-name="P3"/>
      <text:p text:style-name="P4">1. អត្ថប្រយោជន៍របស់<text:span text:style-name="T1">Data Model:</text:span></text:p>
      <text:p text:style-name="P4"><text:span text:style-name="T1"><text:tab/>- ងាយក្នុងការកំណត់ Concept នឹង</text:span><text:span text:style-name="T2">Logical បានជាក់លាក់.</text:span><text:span text:style-name="T1"><text:line-break/><text:tab/>- អាចអោយយើងកំណត់នូវPrimary key Foreign Key និងRelational Database.<text:line-break/><text:tab/>- អាចអោយយើងមើលឃើញច្បាស់លាស់ចំពោះទិន្នន័យណាដែលមិនចាំបាច់ និងកំណត់<text:tab/>អត្តសញ្ញាណទិន្ន័យបានត្រឹមត្រូវ.<text:line-break/><text:tab/>- ងាយស្រួលក្នុងការ </text:span><text:span text:style-name="T2">Maintenance ឬUpgrade ទៅលើ infrastructure. <text:line-break/></text:span><text:span text:style-name="T1"><text:line-break/></text:span><text:span text:style-name="T2">2. សមាសធាតុរបស់ Data Modelមាន:<text:line-break/><text:tab/>- Conceptual<text:line-break/><text:tab/>- Hierarchical<text:line-break/><text:tab/>- Relational<text:line-break/><text:tab/>- Entity-relationship<text:line-break/><text:tab/>- Logical<text:line-break/><text:tab/>- Graph<text:line-break/><text:tab/>- Physical<text:line-break/><text:line-break/>3. ដ្យាក្រាមរបស់Normalization:</text:span></text:p>
      <text:p text:style-name="P4"><draw:custom-shape text:anchor-type="paragraph" draw:z-index="0" draw:name="Shape1" draw:style-name="gr19" draw:text-style-name="P28" svg:width="1.1177in" svg:height="1.1177in" svg:x="-0.3228in" svg:y="0.2055in"><text:p text:style-name="P27">Unnormalized<text:line-break/>Relationshi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_1" draw:style-name="gr17" draw:text-style-name="P28" svg:width="1.1177in" svg:height="1.1177in" svg:x="1.5693in" svg:y="0.1929in"><text:p text:style-name="P27">Normalized<text:line-break/>Relations<text:line-break/>(1NF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2" draw:style-name="gr17" draw:text-style-name="P28" svg:width="1.1177in" svg:height="1.1177in" svg:x="3.9043in" svg:y="0.1717in"><text:p text:style-name="P27">Second<text:line-break/>Relations<text:line-break/>(2NF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_3" draw:style-name="gr17" draw:text-style-name="P28" svg:width="1.1177in" svg:height="1.1177in" svg:x="6.1709in" svg:y="0.1602in"><text:p text:style-name="P27">Third<text:line-break/>Relations<text:line-break/>(2NF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"><draw:custom-shape text:anchor-type="paragraph" draw:z-index="2" draw:name="Shape1_0" draw:style-name="gr18" draw:text-style-name="P28" svg:width="1.8689in" svg:height="0.5004in" svg:x="0.1661in" svg:y="1.5374in"><text:p text:style-name="P27">Remove Repeating Grou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_4" draw:style-name="gr16" draw:text-style-name="P26" svg:width="1.9689in" svg:height="0.5016in" svg:x="2.3457in" svg:y="1.5819in"><text:p text:style-name="P25"><text:span text:style-name="T13">Remove Partial Dependenc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_5" draw:style-name="gr15" draw:text-style-name="P26" svg:width="2.2335in" svg:height="0.5016in" svg:x="4.6362in" svg:y="1.6043in"><text:p text:style-name="P25"><text:span text:style-name="T13">Remove Transitive Dependenc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2" draw:style-name="gr14" draw:text-style-name="P24" svg:width="0.1898in" svg:height="0.6543in" svg:x="1.0839in" svg:y="0.807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2_0" draw:style-name="gr14" draw:text-style-name="P24" svg:width="0.1898in" svg:height="0.6543in" svg:x="3.2083in" svg:y="0.807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2_1" draw:style-name="gr14" draw:text-style-name="P24" svg:width="0.1898in" svg:height="0.6543in" svg:x="5.5311in" svg:y="0.851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3" draw:style-name="gr13" draw:text-style-name="P23" svg:width="0.6087in" svg:height="0.1449in" svg:x="0.8846in" svg:y="0.364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1" draw:name="Shape3_0" draw:style-name="gr12" draw:text-style-name="P23" svg:width="0.9295in" svg:height="0.1449in" svg:x="2.8654in" svg:y="0.34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3_1" draw:style-name="gr12" draw:text-style-name="P23" svg:width="0.9295in" svg:height="0.1449in" svg:x="5.0965in" svg:y="0.342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line-break/><text:line-break/><text:line-break/><text:line-break/><text:soft-page-break/><text:span text:style-name="T3">5. បម្លែងតារាងធម្មតាជាតារាង </text:span><text:span text:style-name="T6">3NF</text:span><text:span text:style-name="T3"><text:line-break/>+ UNF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A"/>
        <table:table-column table:style-name="Table1.F"/>
        <table:table-column table:style-name="Table1.A"/>
        <table:table-column table:style-name="Table1.B"/>
        <table:table-column table:style-name="Table1.K"/>
        <table:table-column table:style-name="Table1.L"/>
        <table:table-column table:style-name="Table1.M" table:number-columns-repeated="2"/>
        <table:table-row table:style-name="Table1.1">
          <table:table-cell table:style-name="Table1.A1" office:value-type="string">
            <text:p text:style-name="P11">Receipt#</text:p>
          </table:table-cell>
          <table:table-cell table:style-name="Table1.A1" office:value-type="string">
            <text:p text:style-name="P11"><text:span text:style-name="T6">Cas</text:span>Name</text:p>
          </table:table-cell>
          <table:table-cell table:style-name="Table1.A1" office:value-type="string">
            <text:p text:style-name="P11"><text:span text:style-name="T6">Cas</text:span>Email</text:p>
          </table:table-cell>
          <table:table-cell table:style-name="Table1.A1" office:value-type="string">
            <text:p text:style-name="P12">CusPhone</text:p>
          </table:table-cell>
          <table:table-cell table:style-name="Table1.A1" office:value-type="string">
            <text:p text:style-name="P11">Date</text:p>
          </table:table-cell>
          <table:table-cell table:style-name="Table1.A1" office:value-type="string">
            <text:p text:style-name="P11">Time</text:p>
          </table:table-cell>
          <table:table-cell table:style-name="Table1.A1" office:value-type="string">
            <text:p text:style-name="P11">Subtotal</text:p>
          </table:table-cell>
          <table:table-cell table:style-name="Table1.A1" office:value-type="string">
            <text:p text:style-name="P11">Tax%</text:p>
          </table:table-cell>
          <table:table-cell table:style-name="Table1.A1" office:value-type="string">
            <text:p text:style-name="P11">Total</text:p>
          </table:table-cell>
          <table:table-cell table:style-name="Table1.A1" office:value-type="string">
            <text:p text:style-name="P11">fId</text:p>
          </table:table-cell>
          <table:table-cell table:style-name="Table1.A1" office:value-type="string">
            <text:p text:style-name="P11">fName</text:p>
          </table:table-cell>
          <table:table-cell table:style-name="Table1.A1" office:value-type="string">
            <text:p text:style-name="P11">fQauntity</text:p>
          </table:table-cell>
          <table:table-cell table:style-name="Table1.A1" office:value-type="string">
            <text:p text:style-name="P11">Price</text:p>
          </table:table-cell>
          <table:table-cell table:style-name="Table1.N1" office:value-type="string">
            <text:p text:style-name="P11">Total</text:p>
          </table:table-cell>
        </table:table-row>
        <table:table-row table:style-name="TableLine105553125438464">
          <table:table-cell table:style-name="Table1.A2" office:value-type="string">
            <text:p text:style-name="P10">002</text:p>
          </table:table-cell>
          <table:table-cell table:style-name="Table1.B2" office:value-type="string">
            <text:p text:style-name="P10">Jane Smit</text:p>
          </table:table-cell>
          <table:table-cell table:style-name="Table1.C2" office:value-type="string">
            <text:p text:style-name="P10">jassmith@gmail.com</text:p>
          </table:table-cell>
          <table:table-cell table:style-name="Table1.D2" office:value-type="string">
            <text:p text:style-name="P10">(123) 12304567</text:p>
          </table:table-cell>
          <table:table-cell table:style-name="Table1.E2" office:value-type="string">
            <text:p text:style-name="P10">4/7/19</text:p>
          </table:table-cell>
          <table:table-cell table:style-name="Table1.F2" office:value-type="string">
            <text:p text:style-name="P10">5:300pm</text:p>
          </table:table-cell>
          <table:table-cell table:style-name="Table1.I2" office:value-type="string">
            <text:p text:style-name="P10">$95</text:p>
          </table:table-cell>
          <table:table-cell table:style-name="Table1.H2" office:value-type="string">
            <text:p text:style-name="P10">5</text:p>
          </table:table-cell>
          <table:table-cell table:style-name="Table1.I2" office:value-type="string">
            <text:p text:style-name="P10">$99.75</text:p>
          </table:table-cell>
          <table:table-cell table:style-name="Table1.J2" office:value-type="string">
            <text:p text:style-name="P10">1, 2, 3, 4, 5</text:p>
          </table:table-cell>
          <table:table-cell table:style-name="Table1.K2" office:value-type="string">
            <text:p text:style-name="P10">Food A,<text:line-break/>b, c, d, e, </text:p>
          </table:table-cell>
          <table:table-cell table:style-name="Table1.L2" office:value-type="string">
            <text:p text:style-name="P10">5, 5, 5, 5, 5</text:p>
          </table:table-cell>
          <table:table-cell table:style-name="Table1.M2" office:value-type="string">
            <text:p text:style-name="P10">5, 5, 5, 2, 2</text:p>
          </table:table-cell>
          <table:table-cell table:style-name="Table1.N2" office:value-type="string">
            <text:p text:style-name="P10">25, 25, 25, 10, 10</text:p>
          </table:table-cell>
        </table:table-row>
      </table:table>
      <text:p text:style-name="P6"/>
      <table:table table:name="Table2" table:style-name="Table2">
        <table:table-column table:style-name="Table2.A" table:number-columns-repeated="13"/>
        <table:table-column table:style-name="Table2.N"/>
        <table:table-row table:style-name="TableLine105553125288192">
          <table:table-cell table:style-name="Table2.A1" office:value-type="string">
            <text:p text:style-name="P13">A</text:p>
          </table:table-cell>
          <table:table-cell table:style-name="Table2.A1" office:value-type="string">
            <text:p text:style-name="P13">B</text:p>
          </table:table-cell>
          <table:table-cell table:style-name="Table2.A1" office:value-type="string">
            <text:p text:style-name="P13">C</text:p>
          </table:table-cell>
          <table:table-cell table:style-name="Table2.A1" office:value-type="string">
            <text:p text:style-name="P13">D</text:p>
          </table:table-cell>
          <table:table-cell table:style-name="Table2.A1" office:value-type="string">
            <text:p text:style-name="P13">E</text:p>
          </table:table-cell>
          <table:table-cell table:style-name="Table2.A1" office:value-type="string">
            <text:p text:style-name="P13">F</text:p>
          </table:table-cell>
          <table:table-cell table:style-name="Table2.A1" office:value-type="string">
            <text:p text:style-name="P13">G</text:p>
          </table:table-cell>
          <table:table-cell table:style-name="Table2.A1" office:value-type="string">
            <text:p text:style-name="P13">H</text:p>
          </table:table-cell>
          <table:table-cell table:style-name="Table2.A1" office:value-type="string">
            <text:p text:style-name="P13">I</text:p>
          </table:table-cell>
          <table:table-cell table:style-name="Table2.A1" office:value-type="string">
            <text:p text:style-name="P13">J</text:p>
          </table:table-cell>
          <table:table-cell table:style-name="Table2.A1" office:value-type="string">
            <text:p text:style-name="P13">K</text:p>
          </table:table-cell>
          <table:table-cell table:style-name="Table2.A1" office:value-type="string">
            <text:p text:style-name="P13">L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p text:style-name="P13">N</text:p>
          </table:table-cell>
        </table:table-row>
      </table:table>
      <text:p text:style-name="P7"><text:span text:style-name="T3"><text:line-break/><text:line-break/>+ បម្លែងទៅ 1NF:<text:line-break/><text:tab/>- </text:span><text:span text:style-name="T4">A, J =&gt; B, C, D, E, F, G, H, I, K, L, M, N</text:span></text:p>
      <text:p text:style-name="P7"><text:span text:style-name="T4"><text:line-break/>+ យើងបាន <text:line-break/><text:tab/>- (i) A =&gt; B, C, D, E, F, G, H, I <text:line-break/><text:tab/>- (ii) J =&gt; K<text:line-break/><text:line-break/>+ នាំអោយយើងទាញបាន2NF:<text:line-break/><text:tab/>- <text:s/>tbReceipt( </text:span><text:span text:style-name="T5">A</text:span><text:span text:style-name="T4">, B, C, D, E, F, G, H, I )<text:tab/><text:line-break/><text:tab/>- tbItem( J, K )<text:line-break/><text:line-break/>+ តាមរយះ ( i &amp; ii ) យើងបាន:<text:line-break/><text:tab/>- tbReceiptDetails ( </text:span><text:span text:style-name="T5">A, J</text:span><text:span text:style-name="T4">, L, M, N )<text:line-break/><text:line-break/>+ នោះយើងបាន:<text:line-break/>=&gt; 2NF:<text:line-break/><text:tab/>1. tbReceipt( </text:span><text:span text:style-name="T5">A</text:span><text:span text:style-name="T4">, B, C, D, E, F, G, H, I )<text:line-break/><text:tab/>2. tbItem( J, K )<text:line-break/></text:span><text:soft-page-break/><text:span text:style-name="T4"><text:tab/>3. tbReceiptDetails ( </text:span><text:span text:style-name="T5">A, J</text:span><text:span text:style-name="T4">, L, M, N )<text:line-break/>=&gt; 3NF:<text:line-break/><text:tab/>1. tbReceipt( </text:span><text:span text:style-name="T5">A</text:span><text:span text:style-name="T4">, B, C, D, E, F, G, H, I ) </text:span><text:span text:style-name="T5">(Strong)</text:span><text:span text:style-name="T4"><text:line-break/><text:tab/>2. tbItem( J, K ) </text:span><text:span text:style-name="T5">(Strong)</text:span><text:span text:style-name="T4"><text:line-break/><text:tab/>3. tbReceiptDetails ( </text:span><text:span text:style-name="T5">A, J</text:span><text:span text:style-name="T4">, L, M, N ) </text:span><text:span text:style-name="T5">(Associative)</text:span></text:p>
      <text:p text:style-name="P5"><text:line-break/><text:span text:style-name="T7"><text:line-break/></text:span><text:span text:style-name="T8">+ </text:span><text:span text:style-name="T9">Data Dictionary<text:line-break/><text:line-break/></text:span></text:p>
      <table:table table:name="Table3" table:style-name="Table3">
        <table:table-column table:style-name="Table3.A" table:number-columns-repeated="6"/>
        <table:table-column table:style-name="Table3.G"/>
        <table:table-row table:style-name="TableLine105553125286912">
          <table:table-cell table:style-name="Table3.A1" office:value-type="string">
            <text:p text:style-name="P14">Table’s Name</text:p>
          </table:table-cell>
          <table:table-cell table:style-name="Table3.A1" office:value-type="string">
            <text:p text:style-name="P14">Attribute</text:p>
          </table:table-cell>
          <table:table-cell table:style-name="Table3.A1" office:value-type="string">
            <text:p text:style-name="P14">Description</text:p>
          </table:table-cell>
          <table:table-cell table:style-name="Table3.A1" office:value-type="string">
            <text:p text:style-name="P14">DataType</text:p>
          </table:table-cell>
          <table:table-cell table:style-name="Table3.A1" office:value-type="string">
            <text:p text:style-name="P14">Null or Not</text:p>
          </table:table-cell>
          <table:table-cell table:style-name="Table3.A1" office:value-type="string">
            <text:p text:style-name="P14">PK-FK</text:p>
          </table:table-cell>
          <table:table-cell table:style-name="Table3.G1" office:value-type="string">
            <text:p text:style-name="P14">Reference</text:p>
          </table:table-cell>
        </table:table-row>
        <table:table-row table:style-name="TableLine105553125389312">
          <table:table-cell table:style-name="Table3.A2" office:value-type="string">
            <text:p text:style-name="P16">tbReceipt</text:p>
          </table:table-cell>
          <table:table-cell table:style-name="Table3.A2" office:value-type="string">
            <text:p text:style-name="P14">recId</text:p>
          </table:table-cell>
          <table:table-cell table:style-name="Table3.A2" office:value-type="string">
            <text:p text:style-name="P14">Receipt’s identify</text:p>
          </table:table-cell>
          <table:table-cell table:style-name="Table3.A2" office:value-type="string">
            <text:p text:style-name="P14">INTEGER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>PK</text:p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0592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casName</text:p>
          </table:table-cell>
          <table:table-cell table:style-name="Table3.A2" office:value-type="string">
            <text:p text:style-name="P14">Cashier Name</text:p>
          </table:table-cell>
          <table:table-cell table:style-name="Table3.A2" office:value-type="string">
            <text:p text:style-name="P14">CHAR(15)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1104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casPhone</text:p>
          </table:table-cell>
          <table:table-cell table:style-name="Table3.A2" office:value-type="string">
            <text:p text:style-name="P14">Cashier Phone number</text:p>
          </table:table-cell>
          <table:table-cell table:style-name="Table3.A2" office:value-type="string">
            <text:p text:style-name="P14">CHAR(15)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136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date</text:p>
          </table:table-cell>
          <table:table-cell table:style-name="Table3.A2" office:value-type="string">
            <text:p text:style-name="P14">Invoice Date</text:p>
          </table:table-cell>
          <table:table-cell table:style-name="Table3.A2" office:value-type="string">
            <text:p text:style-name="P14">DATE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0848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4">Time</text:p>
          </table:table-cell>
          <table:table-cell table:style-name="Table3.A2" office:value-type="string">
            <text:p text:style-name="P14">Invoice Time</text:p>
          </table:table-cell>
          <table:table-cell table:style-name="Table3.A2" office:value-type="string">
            <text:p text:style-name="P14">DATETIME</text:p>
          </table:table-cell>
          <table:table-cell table:style-name="Table3.A2" office:value-type="string">
            <text:p text:style-name="P14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1616">
          <table:table-cell table:style-name="Table3.A2" office:value-type="string">
            <text:p text:style-name="P9">tbItem</text:p>
          </table:table-cell>
          <table:table-cell table:style-name="Table3.A2" office:value-type="string">
            <text:p text:style-name="P15">itemID</text:p>
          </table:table-cell>
          <table:table-cell table:style-name="Table3.A2" office:value-type="string">
            <text:p text:style-name="P15">Item’s Identfy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5">PK</text:p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1872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itemName</text:p>
          </table:table-cell>
          <table:table-cell table:style-name="Table3.A2" office:value-type="string">
            <text:p text:style-name="P15">Name Item</text:p>
          </table:table-cell>
          <table:table-cell table:style-name="Table3.A2" office:value-type="string">
            <text:p text:style-name="P15">CHAR(20)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ext:soft-page-break/>
        <table:table-row table:style-name="TableLine105553125392128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qty</text:p>
          </table:table-cell>
          <table:table-cell table:style-name="Table3.A2" office:value-type="string">
            <text:p text:style-name="P15">Item Quantity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2640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price</text:p>
          </table:table-cell>
          <table:table-cell table:style-name="Table3.A2" office:value-type="string">
            <text:p text:style-name="P15">Item Price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25392384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total</text:p>
          </table:table-cell>
          <table:table-cell table:style-name="Table3.A2" office:value-type="string">
            <text:p text:style-name="P15">Total of item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4"/>
          </table:table-cell>
          <table:table-cell table:style-name="Table3.G2" office:value-type="string">
            <text:p text:style-name="P14"/>
          </table:table-cell>
        </table:table-row>
        <table:table-row table:style-name="TableLine105553125404928">
          <table:table-cell table:style-name="Table3.A2" office:value-type="string">
            <text:p text:style-name="P9">tbReceiptDetails</text:p>
          </table:table-cell>
          <table:table-cell table:style-name="Table3.A2" office:value-type="string">
            <text:p text:style-name="P15">receiptNo</text:p>
          </table:table-cell>
          <table:table-cell table:style-name="Table3.A2" office:value-type="string">
            <text:p text:style-name="P15">Receipt’s Number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5">PK, FK</text:p>
          </table:table-cell>
          <table:table-cell table:style-name="Table3.G2" office:value-type="string">
            <text:p text:style-name="P9">tbReceipt</text:p>
          </table:table-cell>
        </table:table-row>
        <table:table-row table:style-name="TableLine105553125405184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5">itemID</text:p>
          </table:table-cell>
          <table:table-cell table:style-name="Table3.A2" office:value-type="string">
            <text:p text:style-name="P15">Items’s Receipt</text:p>
          </table:table-cell>
          <table:table-cell table:style-name="Table3.A2" office:value-type="string">
            <text:p text:style-name="P15">INTEGER</text:p>
          </table:table-cell>
          <table:table-cell table:style-name="Table3.A2" office:value-type="string">
            <text:p text:style-name="P15">NOT NULL</text:p>
          </table:table-cell>
          <table:table-cell table:style-name="Table3.A2" office:value-type="string">
            <text:p text:style-name="P15">PK, FK</text:p>
          </table:table-cell>
          <table:table-cell table:style-name="Table3.G2" office:value-type="string">
            <text:p text:style-name="P9">tbItem</text:p>
          </table:table-cell>
        </table:table-row>
        <table:table-row table:style-name="TableLine105553125405440">
          <table:table-cell table:style-name="Table3.A14" office:value-type="string">
            <text:p text:style-name="P8"/>
          </table:table-cell>
          <table:table-cell table:style-name="Table3.A14" office:value-type="string">
            <text:p text:style-name="P15">qty</text:p>
          </table:table-cell>
          <table:table-cell table:style-name="Table3.A14" office:value-type="string">
            <text:p text:style-name="P15">Item Quantity</text:p>
          </table:table-cell>
          <table:table-cell table:style-name="Table3.A14" office:value-type="string">
            <text:p text:style-name="P15">INTEGER</text:p>
          </table:table-cell>
          <table:table-cell table:style-name="Table3.A14" office:value-type="string">
            <text:p text:style-name="P15">NOT NULL</text:p>
          </table:table-cell>
          <table:table-cell table:style-name="Table3.A14" office:value-type="string">
            <text:p text:style-name="P14"/>
          </table:table-cell>
          <table:table-cell table:style-name="Table3.G14" office:value-type="string">
            <text:p text:style-name="P14"/>
          </table:table-cell>
        </table:table-row>
      </table:table>
      <text:p text:style-name="P17"/>
      <text:p text:style-name="P18"><draw:custom-shape text:anchor-type="paragraph" draw:z-index="13" draw:name="Shape4" draw:style-name="gr6" draw:text-style-name="P19" svg:width="1.4752in" svg:height="0.8024in" svg:x="0.052in" svg:y="0.9965in"><text:p text:style-name="P19">Guess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5" draw:style-name="gr5" svg:width="1.1331in" svg:height="0.5543in" svg:x="2.6957in" svg:y="1.0909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Shape4_0" draw:style-name="gr6" draw:text-style-name="P19" svg:width="1.4752in" svg:height="0.8024in" svg:x="4.961in" svg:y="0.961in"><text:p text:style-name="P19">Check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name="Shape6" draw:style-name="gr3" draw:text-style-name="P19" svg:x1="2.6957in" svg:y1="1.3626in" svg:x2="2.8484in" svg:y2="1.3035in"><text:p/></draw:line><draw:line text:anchor-type="paragraph" draw:z-index="17" draw:name="Shape7" draw:style-name="gr3" draw:text-style-name="P19" svg:x1="1.5272in" svg:y1="1.3744in" svg:x2="2.6961in" svg:y2="1.3626in"><text:p/></draw:line><draw:line text:anchor-type="paragraph" draw:z-index="18" draw:name="Shape8" draw:style-name="gr3" draw:text-style-name="P19" svg:x1="3.8283in" svg:y1="1.3626in" svg:x2="4.961in" svg:y2="1.3626in"><text:p/></draw:line>4. កំណត់Entity<text:line-break/>- Guess និង Check In:<text:line-break/><text:line-break/> <text:s text:c="31"/>1<text:tab/><text:tab/> <text:s text:c="3"/><text:tab/><text:tab/><text:tab/><text:tab/> <text:s text:c="3"/>M 0 </text:p>
      <text:p text:style-name="P18"><text:tab/><text:tab/><text:tab/> <text:s/>1<text:tab/><text:tab/><text:tab/><text:tab/><text:tab/><text:tab/> <text:s text:c="7"/>1</text:p>
      <text:p text:style-name="P18"><draw:custom-shape text:anchor-type="paragraph" draw:z-index="19" draw:name="Shape5_0" draw:style-name="gr5" draw:text-style-name="P19" svg:width="1.1331in" svg:height="0.5543in" svg:x="2.6957in" svg:y="1.3535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0" draw:name="Shape4_1" draw:style-name="gr6" draw:text-style-name="P19" svg:width="1.4752in" svg:height="0.8024in" svg:x="4.961in" svg:y="1.2236in"><text:p text:style-name="P19">Roo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1" draw:name="Shape7_0" draw:style-name="gr3" draw:text-style-name="P19" svg:x1="1.5272in" svg:y1="1.637in" svg:x2="2.6961in" svg:y2="1.6252in"><text:p/></draw:line><draw:line text:anchor-type="paragraph" draw:z-index="22" draw:name="Shape8_0" draw:style-name="gr3" draw:text-style-name="P19" svg:x1="3.8283in" svg:y1="1.6252in" svg:x2="4.961in" svg:y2="1.6252in"><text:p/></draw:line><draw:custom-shape text:anchor-type="paragraph" draw:z-index="23" draw:name="Shape4_2" draw:style-name="gr6" draw:text-style-name="P19" svg:width="1.4752in" svg:height="0.8024in" svg:x="0.052in" svg:y="1.2591in"><text:p text:style-name="P19">Room Type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line-break/><text:tab/>=&gt; 1 to M ( ទំនាក់ទំនង One to Many )<text:line-break/>- Room Type និង Room:<text:line-break/><text:line-break/> <text:s text:c="31"/>1<text:tab/><text:tab/> <text:s text:c="3"/><text:tab/><text:tab/><text:tab/><text:tab/> <text:s text:c="3"/>M 0 </text:p>
      <text:p text:style-name="P18"><text:tab/><text:tab/><text:tab/> <text:s/>1<text:tab/><text:tab/><text:tab/><text:tab/><text:tab/><text:tab/> <text:s text:c="7"/>1</text:p>
      <text:p text:style-name="P18"><text:line-break/><text:tab/>=&gt; 1 to M (ទំនាក់ទំនង One to Many)<text:line-break/><text:line-break/>- Room និង Checkin</text:p>
      <text:p text:style-name="P18"><draw:custom-shape text:anchor-type="paragraph" draw:z-index="24" draw:name="Shape5_1" draw:style-name="gr5" draw:text-style-name="P19" svg:width="1.1331in" svg:height="0.5543in" svg:x="2.6957in" svg:y="0.398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5" draw:name="Shape4_3" draw:style-name="gr6" draw:text-style-name="P19" svg:width="1.4752in" svg:height="0.8024in" svg:x="4.961in" svg:y="0.2681in"><text:p text:style-name="P19">Check 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6" draw:name="Shape7_1" draw:style-name="gr3" draw:text-style-name="P19" svg:x1="1.5272in" svg:y1="0.6811in" svg:x2="2.6961in" svg:y2="0.6693in"><text:p/></draw:line><draw:line text:anchor-type="paragraph" draw:z-index="27" draw:name="Shape8_1" draw:style-name="gr3" draw:text-style-name="P19" svg:x1="3.8283in" svg:y1="0.6693in" svg:x2="4.961in" svg:y2="0.6693in"><text:p/></draw:line><draw:custom-shape text:anchor-type="paragraph" draw:z-index="28" draw:name="Shape4_4" draw:style-name="gr6" draw:text-style-name="P19" svg:width="1.4752in" svg:height="0.8024in" svg:x="0.052in" svg:y="0.3035in"><text:p text:style-name="P19">Room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line-break/> <text:s text:c="31"/>1<text:tab/><text:tab/> <text:s text:c="3"/><text:tab/><text:tab/><text:tab/><text:tab/> <text:s text:c="3"/>M 0 </text:p>
      <text:p text:style-name="P18"><draw:custom-shape text:anchor-type="paragraph" draw:z-index="29" draw:name="Shape5_2" draw:style-name="gr11" draw:text-style-name="P19" svg:width="0.6394in" svg:height="0.5543in" svg:x="1.4244in" svg:y="1.3626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1" draw:name="Shape7_2" draw:style-name="gr3" draw:text-style-name="P19" svg:x1="0.7657in" svg:y1="1.6457in" svg:x2="1.4248in" svg:y2="1.6339in"><text:p/></draw:line><draw:line text:anchor-type="paragraph" draw:z-index="32" draw:name="Shape8_2" draw:style-name="gr3" draw:text-style-name="P19" svg:x1="2.063in" svg:y1="1.6339in" svg:x2="2.7016in" svg:y2="1.6339in"><text:p/></draw:line><draw:custom-shape text:anchor-type="paragraph" draw:z-index="33" draw:name="Shape4_6" draw:style-name="gr10" draw:text-style-name="P19" svg:width="0.8323in" svg:height="0.8024in" svg:x="-0.0661in" svg:y="1.2681in"><text:p text:style-name="P19">Room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5_3" draw:style-name="gr11" draw:text-style-name="P19" svg:width="0.6394in" svg:height="0.5543in" svg:x="4.1917in" svg:y="1.3626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5" draw:name="Shape4_7" draw:style-name="gr10" draw:text-style-name="P19" svg:width="0.8323in" svg:height="0.8024in" svg:x="5.4689in" svg:y="1.2327in"><text:p text:style-name="P19">Check 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Shape7_3" draw:style-name="gr3" draw:text-style-name="P19" svg:x1="3.5331in" svg:y1="1.6327in" svg:x2="4.1921in" svg:y2="1.6209in"><text:p/></draw:line><draw:line text:anchor-type="paragraph" draw:z-index="37" draw:name="Shape8_3" draw:style-name="gr3" draw:text-style-name="P19" svg:x1="4.8303in" svg:y1="1.6339in" svg:x2="5.4689in" svg:y2="1.6339in"><text:p/></draw:line><draw:custom-shape text:anchor-type="paragraph" draw:z-index="30" draw:name="Shape4_5" draw:style-name="gr10" draw:text-style-name="P19" svg:width="0.8323in" svg:height="0.8024in" svg:x="2.7016in" svg:y="1.2327in"><text:p text:style-name="P19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Shape9" draw:style-name="gr9" draw:text-style-name="P22" svg:width="0.8323in" svg:height="0.7559in" svg:x="2.7016in" svg:y="1.2555in"><text:p><text:span text:style-name="T12">Checking</text:span><text:span text:style-name="T12"><text:line-break/></text:span><text:span text:style-name="T12">Detail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9" draw:name="Shape5_4" draw:style-name="gr5" draw:text-style-name="P19" svg:width="1.1331in" svg:height="0.5543in" svg:x="2.5283in" svg:y="3.3016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0" draw:name="Shape4_8" draw:style-name="gr6" draw:text-style-name="P19" svg:width="1.4752in" svg:height="0.8024in" svg:x="4.7937in" svg:y="3.1717in"><text:p text:style-name="P19">Check I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1" draw:name="Shape7_4" draw:style-name="gr3" draw:text-style-name="P19" svg:x1="1.3598in" svg:y1="3.5846in" svg:x2="2.5287in" svg:y2="3.5728in"><text:p/></draw:line><draw:line text:anchor-type="paragraph" draw:z-index="42" draw:name="Shape8_4" draw:style-name="gr3" draw:text-style-name="P19" svg:x1="3.661in" svg:y1="3.5728in" svg:x2="4.7937in" svg:y2="3.5728in"><text:p/></draw:line><draw:custom-shape text:anchor-type="paragraph" draw:z-index="43" draw:name="Shape4_9" draw:style-name="gr6" draw:text-style-name="P19" svg:width="1.4752in" svg:height="0.8024in" svg:x="-0.1154in" svg:y="3.2071in"><text:p text:style-name="P19">Guess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4" draw:name="Shape5_5" draw:style-name="gr4" draw:text-style-name="P19" svg:width="1.0413in" svg:height="0.924in" svg:x="5.1516in" svg:y="4.3272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45" draw:name="Shape4_10" draw:style-name="gr8" draw:text-style-name="P19" svg:width="1.1043in" svg:height="0.9843in" svg:x="5.1398in" svg:y="5.6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6" draw:name="Shape9_0" draw:style-name="gr7" draw:text-style-name="P21" svg:width="1.1043in" svg:height="0.9268in" svg:x="5.1398in" svg:y="5.6299in"><text:p text:style-name="P19"><text:span text:style-name="T12">Checking</text:span><text:span text:style-name="T12"><text:line-break/></text:span><text:span text:style-name="T12">Details</text:span></text:p>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</draw:custom-shape><draw:custom-shape text:anchor-type="paragraph" draw:z-index="47" draw:name="Shape5_6" draw:style-name="gr5" draw:text-style-name="P19" svg:width="1.1331in" svg:height="0.5543in" svg:x="2.5283in" svg:y="3.3016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8" draw:name="Shape7_5" draw:style-name="gr3" draw:text-style-name="P19" svg:x1="1.3598in" svg:y1="3.5846in" svg:x2="2.5287in" svg:y2="3.5728in"><text:p/></draw:line><draw:line text:anchor-type="paragraph" draw:z-index="49" draw:name="Shape8_5" draw:style-name="gr3" draw:text-style-name="P19" svg:x1="3.661in" svg:y1="3.5728in" svg:x2="4.7937in" svg:y2="3.5728in"><text:p/></draw:line><draw:custom-shape text:anchor-type="paragraph" draw:z-index="50" draw:name="Shape5_7" draw:style-name="gr5" draw:text-style-name="P19" svg:width="1.1331in" svg:height="0.5543in" svg:x="2.5102in" svg:y="8.3028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1" draw:name="Shape4_11" draw:style-name="gr6" draw:text-style-name="P19" svg:width="1.4752in" svg:height="0.8024in" svg:x="4.7756in" svg:y="8.1728in"><text:p text:style-name="P19">Roo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2" draw:name="Shape7_6" draw:style-name="gr3" draw:text-style-name="P19" svg:x1="1.3417in" svg:y1="8.5862in" svg:x2="2.5106in" svg:y2="8.5744in"><text:p/></draw:line><draw:line text:anchor-type="paragraph" draw:z-index="53" draw:name="Shape8_6" draw:style-name="gr3" draw:text-style-name="P19" svg:x1="3.6429in" svg:y1="8.5744in" svg:x2="4.7756in" svg:y2="8.5744in"><text:p/></draw:line><draw:custom-shape text:anchor-type="paragraph" draw:z-index="54" draw:name="Shape4_12" draw:style-name="gr6" draw:text-style-name="P19" svg:width="1.4752in" svg:height="0.8024in" svg:x="-0.1335in" svg:y="8.2083in"><text:p text:style-name="P19">Room Type</text:p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5" draw:name="Shape5_8" draw:style-name="gr5" draw:text-style-name="P19" svg:width="1.1331in" svg:height="0.5543in" svg:x="2.5102in" svg:y="8.3028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6" draw:name="Shape7_7" draw:style-name="gr3" draw:text-style-name="P19" svg:x1="1.3417in" svg:y1="8.5862in" svg:x2="2.5106in" svg:y2="8.5744in"><text:p/></draw:line><draw:line text:anchor-type="paragraph" draw:z-index="57" draw:name="Shape8_7" draw:style-name="gr3" draw:text-style-name="P19" svg:x1="3.6429in" svg:y1="8.5744in" svg:x2="4.7756in" svg:y2="8.5744in"><text:p/></draw:line><draw:custom-shape text:anchor-type="paragraph" draw:z-index="58" draw:name="Shape5_9" draw:style-name="gr4" draw:text-style-name="P19" svg:width="1.0413in" svg:height="0.924in" svg:x="5.161in" svg:y="6.8791in"><text:p text:style-name="P19">Has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9" draw:name="Shape10" draw:style-name="gr3" draw:text-style-name="P19" svg:x1="5.661in" svg:y1="3.9736in" svg:x2="5.6701in" svg:y2="4.3272in"><text:p/></draw:line><draw:line text:anchor-type="paragraph" draw:z-index="60" draw:name="Shape11" draw:style-name="gr3" draw:text-style-name="P19" svg:x1="5.6701in" svg:y1="5.2508in" svg:x2="5.6701in" svg:y2="5.6016in"><text:p/></draw:line><draw:line text:anchor-type="paragraph" draw:z-index="61" draw:name="Shape12" draw:style-name="gr3" draw:text-style-name="P19" svg:x1="5.6701in" svg:y1="6.5854in" svg:x2="5.6701in" svg:y2="6.8791in"><text:p/></draw:line><draw:line text:anchor-type="paragraph" draw:z-index="62" draw:name="Shape13" draw:style-name="gr3" draw:text-style-name="P19" svg:x1="5.689in" svg:y1="7.8028in" svg:x2="5.689in" svg:y2="8.1728in"><text:p/></draw:line><draw:custom-shape text:anchor-type="paragraph" draw:z-index="63" draw:name="Shape14" draw:style-name="gr2" draw:text-style-name="P20" svg:width="0.298in" svg:height="0.3161in" svg:x="1.4134in" svg:y="3.2571in"><text:p text:style-name="P19">1</text:p><draw:enhanced-geometry svg:viewBox="0 0 21600 21600" draw:type="rectangle" draw:enhanced-path="M 0 0 L 21600 0 21600 21600 0 21600 0 0 Z N"/></draw:custom-shape><draw:custom-shape text:anchor-type="paragraph" draw:z-index="64" draw:name="Shape14_0" draw:style-name="gr2" draw:text-style-name="P20" svg:width="0.298in" svg:height="0.3161in" svg:x="1.4228in" svg:y="3.6575in"><text:p text:style-name="P19">1</text:p><draw:enhanced-geometry svg:viewBox="0 0 21600 21600" draw:type="rectangle" draw:enhanced-path="M 0 0 L 21600 0 21600 21600 0 21600 0 0 Z N"/></draw:custom-shape><draw:custom-shape text:anchor-type="paragraph" draw:z-index="65" draw:name="Shape14_1" draw:style-name="gr2" draw:text-style-name="P20" svg:width="0.298in" svg:height="0.3161in" svg:x="4.45in" svg:y="3.7043in"><text:p text:style-name="P19">1</text:p><draw:enhanced-geometry svg:viewBox="0 0 21600 21600" draw:type="rectangle" draw:enhanced-path="M 0 0 L 21600 0 21600 21600 0 21600 0 0 Z N"/></draw:custom-shape><draw:custom-shape text:anchor-type="paragraph" draw:z-index="66" draw:name="Shape14_2" draw:style-name="gr2" draw:text-style-name="P20" svg:width="0.298in" svg:height="0.3161in" svg:x="5.3071in" svg:y="4.011in"><text:p text:style-name="P19">1</text:p><draw:enhanced-geometry svg:viewBox="0 0 21600 21600" draw:type="rectangle" draw:enhanced-path="M 0 0 L 21600 0 21600 21600 0 21600 0 0 Z N"/></draw:custom-shape><draw:custom-shape text:anchor-type="paragraph" draw:z-index="69" draw:name="Shape14_5" draw:style-name="gr2" draw:text-style-name="P20" svg:width="0.298in" svg:height="0.3161in" svg:x="5.7165in" svg:y="4.011in"><text:p text:style-name="P19">N</text:p><draw:enhanced-geometry svg:viewBox="0 0 21600 21600" draw:type="rectangle" draw:enhanced-path="M 0 0 L 21600 0 21600 21600 0 21600 0 0 Z N"/></draw:custom-shape><draw:custom-shape text:anchor-type="paragraph" draw:z-index="67" draw:name="Shape14_3" draw:style-name="gr2" draw:text-style-name="P20" svg:width="0.298in" svg:height="0.3161in" svg:x="5.3252in" svg:y="5.2508in"><text:p text:style-name="P19">1</text:p><draw:enhanced-geometry svg:viewBox="0 0 21600 21600" draw:type="rectangle" draw:enhanced-path="M 0 0 L 21600 0 21600 21600 0 21600 0 0 Z N"/></draw:custom-shape><draw:custom-shape text:anchor-type="paragraph" draw:z-index="68" draw:name="Shape14_4" draw:style-name="gr2" draw:text-style-name="P20" svg:width="0.298in" svg:height="0.3161in" svg:x="5.7165in" svg:y="5.2508in"><text:p text:style-name="P19">1</text:p><draw:enhanced-geometry svg:viewBox="0 0 21600 21600" draw:type="rectangle" draw:enhanced-path="M 0 0 L 21600 0 21600 21600 0 21600 0 0 Z N"/></draw:custom-shape><draw:custom-shape text:anchor-type="paragraph" draw:z-index="70" draw:name="Shape14_6" draw:style-name="gr1" draw:text-style-name="P20" svg:width="0.2622in" svg:height="0.278in" svg:x="5.3717in" svg:y="6.648in"><text:p text:style-name="P19">1</text:p><draw:enhanced-geometry svg:viewBox="0 0 21600 21600" draw:type="rectangle" draw:enhanced-path="M 0 0 L 21600 0 21600 21600 0 21600 0 0 Z N"/></draw:custom-shape><draw:custom-shape text:anchor-type="paragraph" draw:z-index="71" draw:name="Shape14_7" draw:style-name="gr1" draw:text-style-name="P20" svg:width="0.2622in" svg:height="0.278in" svg:x="5.8472in" svg:y="6.6327in"><text:p text:style-name="P19">M</text:p><draw:enhanced-geometry svg:viewBox="0 0 21600 21600" draw:type="rectangle" draw:enhanced-path="M 0 0 L 21600 0 21600 21600 0 21600 0 0 Z N"/></draw:custom-shape><draw:custom-shape text:anchor-type="paragraph" draw:z-index="72" draw:name="Shape14_8" draw:style-name="gr2" draw:text-style-name="P20" svg:width="0.298in" svg:height="0.3161in" svg:x="5.3252in" svg:y="7.8028in"><text:p text:style-name="P19">1</text:p><draw:enhanced-geometry svg:viewBox="0 0 21600 21600" draw:type="rectangle" draw:enhanced-path="M 0 0 L 21600 0 21600 21600 0 21600 0 0 Z N"/></draw:custom-shape><draw:custom-shape text:anchor-type="paragraph" draw:z-index="73" draw:name="Shape14_9" draw:style-name="gr2" draw:text-style-name="P20" svg:width="0.298in" svg:height="0.3161in" svg:x="5.7165in" svg:y="7.8028in"><text:p text:style-name="P19">1</text:p><draw:enhanced-geometry svg:viewBox="0 0 21600 21600" draw:type="rectangle" draw:enhanced-path="M 0 0 L 21600 0 21600 21600 0 21600 0 0 Z N"/></draw:custom-shape><draw:custom-shape text:anchor-type="paragraph" draw:z-index="74" draw:name="Shape14_10" draw:style-name="gr1" draw:text-style-name="P20" svg:width="0.2622in" svg:height="0.278in" svg:x="4.478in" svg:y="3.2417in"><text:p text:style-name="P19">M</text:p><draw:enhanced-geometry svg:viewBox="0 0 21600 21600" draw:type="rectangle" draw:enhanced-path="M 0 0 L 21600 0 21600 21600 0 21600 0 0 Z N"/></draw:custom-shape><draw:custom-shape text:anchor-type="paragraph" draw:z-index="75" draw:name="Shape14_11" draw:style-name="gr2" draw:text-style-name="P20" svg:width="0.298in" svg:height="0.3161in" svg:x="1.3854in" svg:y="8.2126in"><text:p text:style-name="P19">1</text:p><draw:enhanced-geometry svg:viewBox="0 0 21600 21600" draw:type="rectangle" draw:enhanced-path="M 0 0 L 21600 0 21600 21600 0 21600 0 0 Z N"/></draw:custom-shape><draw:custom-shape text:anchor-type="paragraph" draw:z-index="76" draw:name="Shape14_12" draw:style-name="gr2" draw:text-style-name="P20" svg:width="0.298in" svg:height="0.3161in" svg:x="1.3953in" svg:y="8.6134in"><text:p text:style-name="P19">1</text:p><draw:enhanced-geometry svg:viewBox="0 0 21600 21600" draw:type="rectangle" draw:enhanced-path="M 0 0 L 21600 0 21600 21600 0 21600 0 0 Z N"/></draw:custom-shape><draw:custom-shape text:anchor-type="paragraph" draw:z-index="77" draw:name="Shape14_13" draw:style-name="gr2" draw:text-style-name="P20" svg:width="0.298in" svg:height="0.3161in" svg:x="4.422in" svg:y="8.6598in"><text:p text:style-name="P19">1</text:p><draw:enhanced-geometry svg:viewBox="0 0 21600 21600" draw:type="rectangle" draw:enhanced-path="M 0 0 L 21600 0 21600 21600 0 21600 0 0 Z N"/></draw:custom-shape><draw:custom-shape text:anchor-type="paragraph" draw:z-index="78" draw:name="Shape14_14" draw:style-name="gr1" draw:text-style-name="P20" svg:width="0.2622in" svg:height="0.278in" svg:x="4.45in" svg:y="8.2535in"><text:p text:style-name="P19">M</text:p><draw:enhanced-geometry svg:viewBox="0 0 21600 21600" draw:type="rectangle" draw:enhanced-path="M 0 0 L 21600 0 21600 21600 0 21600 0 0 Z N"/></draw:custom-shape><text:tab/><text:tab/><text:tab/> <text:s/>1<text:tab/><text:tab/><text:tab/><text:tab/><text:tab/><text:tab/> <text:s text:c="7"/>1<text:line-break/><text:line-break/><text:tab/><text:span text:style-name="T10">=&gt; M to N ( <text:s/>ទំនាក់ទំនង Many To Many )<text:line-break/><text:line-break/> <text:s text:c="16"/>1<text:tab/><text:tab/><text:tab/> <text:s text:c="6"/>M <text:s/>0<text:tab/><text:tab/> <text:s text:c="2"/>N<text:tab/><text:tab/><text:tab/> <text:s text:c="7"/>1<text:line-break/><text:tab/> <text:s text:c="6"/>1<text:tab/><text:tab/><text:tab/> <text:s text:c="11"/>1<text:tab/> <text:s/><text:tab/> <text:s text:c="2"/>1<text:tab/><text:tab/><text:tab/> <text:s text:c="7"/>1<text:line-break/><text:line-break/><text:line-break/>- គូស </text:span><text:span text:style-name="T11">ERD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8-20T13:18:08.194299567</meta:creation-date>
    <dc:date>2021-08-20T16:24:18.144604658</dc:date>
    <meta:editing-duration>PT42M16S</meta:editing-duration>
    <meta:editing-cycles>5</meta:editing-cycles>
    <meta:generator>LibreOffice/7.1.4.2$MacOSX_X86_64 LibreOffice_project/a529a4fab45b75fefc5b6226684193eb000654f6</meta:generator>
    <meta:document-statistic meta:table-count="3" meta:image-count="0" meta:object-count="0" meta:page-count="5" meta:paragraph-count="125" meta:word-count="432" meta:character-count="2327" meta:non-whitespace-character-count="1688"/>
  </office:meta>
</office:document-meta>
</file>